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205850" officeooo:paragraph-rsid="00205850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Arial" officeooo:rsid="00205850" officeooo:paragraph-rsid="00205850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205850" officeooo:paragraph-rsid="0020585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al de Uso en Linux</text:p>
      <text:p text:style-name="P1"/>
      <text:list xml:id="list2956893896" text:style-name="L2">
        <text:list-item>
          <text:p text:style-name="P2">La navegación es completamente dirigida por la entrada de caracteres mediante el teclado.</text:p>
        </text:list-item>
        <text:list-item>
          <text:p text:style-name="P2">Cada pantalla indica explícitamente lo que hace y lo que se debe hacer para regresar al menú principal.</text:p>
        </text:list-item>
        <text:list-item>
          <text:p text:style-name="P2">El soporte de caracteres es amplio gracias a POSIX así que caracteres especiales pueden ser insertados de ser necesario y bajo la consideración del usuario</text:p>
        </text:list-item>
        <text:list-item>
          <text:p text:style-name="P2">Debido al alto flujo de datos, es posible que las funciones parecieran no responder, es por eso que se recomienda pulsar [Enter] y después lo que requiera la función en pantalla para reestablecer el flujo de entrada/salida.</text:p>
        </text:list-item>
        <text:list-item>
          <text:p text:style-name="P2">El reloj se refresca cada que se devuelve al menú principal o se realiza una venta/compr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4:25:05.414524440</meta:creation-date>
    <dc:date>2020-07-10T08:37:27.154044001</dc:date>
    <meta:editing-duration>PT7M4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6" meta:word-count="119" meta:character-count="687" meta:non-whitespace-character-count="579"/>
  </office:meta>
</office:document-meta>
</file>